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margin-top="0in" fo:margin-bottom="0.0835in" loext:contextual-spacing="false" fo:line-height="200%" fo:text-indent="0.248in" style:auto-text-indent="false"/>
      <style:text-properties style:font-name="Times New Roman" fo:font-size="12pt"/>
    </style:style>
    <style:style style:name="T1" style:family="text">
      <style:text-properties fo:language="en" fo:country="GB"/>
    </style:style>
    <style:style style:name="T2" style:family="text">
      <style:text-properties fo:language="en" fo:country="GB" fo:font-weight="bold"/>
    </style:style>
    <style:style style:name="T3" style:family="text">
      <style:text-properties fo:language="en" fo:country="GB"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Jacob Archambault</text:span> <text:span text:style-name="T1">comes back to the nature and function of topical ground in the Boethian accounts of inference that were developed before the emergence of supposition theory. In the background of his chapter lies the idea that one can broadly divide medieval ways grounding of consequence into three historical periods according to what approach to grounding consequence predominates: i) topical (Boethius to Abelard), ii) a period where supposition to species and supposition to individuals are both treated on equal footing as kinds of personal supposition (Abelard to Burley), and iii) a period where personal supposition becomes the main form of grounding consequence, and personal supposition is restricted to descent to individuals (Ockham onward). Archambault’s aim is to explain why and how supposition theory came to replace topical differentiae in medieval attempts to provide foundations for a theory of inference. From the time of Abelard in the twelfth century to the time of Ockham and Burley in the fourteenth, the validity of a consequence is grounded on topical relations between the antecedent and the consequent, that is, on fundamental propositions (the so-called </text:span><text:span text:style-name="T3">maximal propositions</text:span><text:span text:style-name="T1">) that are true in virtue of the things signified by them. Archambault insists on the idea that the focus on validity, understood as validity in virtue of logical form, only arose late in medieval logic. Before Burley, consequences have various ground depending on their nature (i.e., whether they are natural or accidental). Archambault believes that the shift from topical to suppositional grounding of consequence isn't a universally positive one: while grounding consequence predominantly in supposition to individuals provides for an ontologically simpler grounding apparatus, it gives up the explanatory robustness of the earlier or even the middle approach, and consequently works less well as a grounding of actual inference. He also argues that following Ockham and Buridan, later medieval logicians define personal supposition broadly as descent to individuals. Today, this view isn't taken to be unique to Ockham and Buridan, but to describe medieval views on personal supposition generally. However, Archambault explains, the Ockham-Buridan view on personal supposition isn't actually standard: other texts, including Burley's logical texts and two </text:span><text:soft-page-break/><text:span text:style-name="T1">early treatises on consequences,  include descent to species or concepts in their definitions of and/or among their examples of personal supposition. </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2T21:54:25.947328011</meta:creation-date>
    <dc:date>2020-08-12T21:55:15.965419318</dc:date>
    <meta:editing-duration>PT51S</meta:editing-duration>
    <meta:editing-cycles>1</meta:editing-cycles>
    <meta:document-statistic meta:table-count="0" meta:image-count="0" meta:object-count="0" meta:page-count="2" meta:paragraph-count="1" meta:word-count="373" meta:character-count="2516" meta:non-whitespace-character-count="2142"/>
    <meta:generator>LibreOffice/6.4.5.2$Linux_X86_64 LibreOffice_project/40$Build-2</meta:generator>
  </office:meta>
</office:document-meta>
</file>